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family="paragraph">
      <style:text-properties style:font-name-complex="Times New Roman" fo:color="#374151"/>
    </style:style>
  </office:automatic-styles>
  <office:body>
    <office:text text:use-soft-page-breaks="true">
      <text:p text:style-name="P1">TUGHU AIYEWA</text:p>
      <text:p text:style-name="Standard">191b, Coronation Road,</text:p>
      <text:p text:style-name="Standard">Southville,</text:p>
      <text:p text:style-name="Standard">Bristol,</text:p>
      <text:p text:style-name="Standard">BS3 1RF,</text:p>
      <text:p text:style-name="Standard"/>
      <text:p text:style-name="Standard"><text:a xlink:href="mailto:aiyewatughu@gmail.com" office:target-frame-name="_top" xlink:show="replace">aiyewatughu@gmail.com</text:a></text:p>
      <text:p text:style-name="Standard"/>
      <text:p text:style-name="Standard">07901640723</text:p>
      <text:p text:style-name="Standard"/>
      <text:p text:style-name="Standard">website: aiyewatughu.com/ aiyewatughu.xyz</text:p>
      <text:p text:style-name="Standard"/>
      <text:p text:style-name="Standard"/>
      <text:p text:style-name="Standard">EDUCATION</text:p>
      <text:p text:style-name="Standard"/>
      <text:p text:style-name="Standard">2023<text:tab/><text:tab/><text:tab/>The University of the West of England, Bristol, Masters Degree: MA Virtual and Extended Realities</text:p>
      <text:p text:style-name="Standard"/>
      <text:p text:style-name="Standard">2013 – 2014<text:tab/><text:tab/>University of Bradford, Bradford, Masters Degree: MA Computer Animation and Visual Effects</text:p>
      <text:p text:style-name="Standard"/>
      <text:p text:style-name="Standard">2007 - 2011<text:tab/><text:tab/>Benson Idahosa University, Benin City, Nigeria, Undergraduate Degree: B.Sc Computer Science, Second Class Honours Upper Division</text:p>
      <text:p text:style-name="Standard"/>
      <text:p text:style-name="Standard"/>
      <text:p text:style-name="Standard">PROFESSIONAL EXPERIENCE</text:p>
      <text:p text:style-name="Standard"/>
      <text:p text:style-name="Standard">2023<text:tab/><text:tab/><text:tab/>Master Project “ARE: AUGMENTED REALITY EDUCATION”</text:p>
      <text:p text:style-name="Standard"><text:tab/><text:tab/><text:tab/>ARE is an Augmented Reality application that helps engage children<text:s/><text:tab/><text:tab/><text:tab/><text:tab/><text:tab/>through colourful 3D models. Through simple and intuitive interactions,<text:s/><text:tab/><text:tab/><text:tab/><text:tab/><text:tab/>children can explore and understand things better.</text:p>
      <text:p text:style-name="Standard"><text:tab/><text:tab/><text:tab/>(Link to webPage)</text:p>
      <text:p text:style-name="Standard"/>
      <text:p text:style-name="Standard">3D Artist | venu3D | California, United States |<text:s/><text:tab/><text:tab/><text:tab/><text:tab/><text:tab/>Jan 2022 – Jan 2023</text:p>
      <text:list text:style-name="LFO1" text:continue-numbering="true">
        <text:list-item>
          <text:p text:style-name="P2">Collaborated with the art director to conceptualize and implement visually stunning 3D environment that met VR project specifications.</text:p>
        </text:list-item>
        <text:list-item>
          <text:p text:style-name="P3">Spearheaded the modification of existing avatars 2D facial features to a fully 3D modeled, rigged and animated system.</text:p>
        </text:list-item>
        <text:list-item>
          <text:p text:style-name="P4">Utilized technical skills to optimize assets and characters for VR platforms, ensuring seamless integration and optimal user experiences.</text:p>
        </text:list-item>
        <text:list-item>
          <text:p text:style-name="P5">Worked closely with the development teams to ensure seamless integration of 3D assets, maintaining a balance between artistic vision and technical requirements.</text:p>
        </text:list-item>
      </text:list>
      <text:p text:style-name="Standard"/>
      <text:p text:style-name="Standard">Creative Director | Wafunk Publishing | United Kingdom |<text:s/><text:tab/><text:tab/><text:tab/><text:tab/>Aug 2022 – Present</text:p>
      <text:list text:style-name="LFO1" text:continue-numbering="true">
        <text:list-item>
          <text:p text:style-name="P6">Developed and implemented 2D design and animation pipelines, ensuring efficient workflows and optimal project outcomes.</text:p>
        </text:list-item>
        <text:list-item>
          <text:p text:style-name="P7">Directed and supervised a team artist to deliver high-quality 2D animation and print media projects on time and within budget.</text:p>
        </text:list-item>
      </text:list>
      <text:p text:style-name="Standard"/>
      <text:soft-page-break/>
      <text:p text:style-name="Standard">CG Artist | carbon Animations Studios | Lagos, Nigeria |<text:s/><text:tab/><text:tab/><text:tab/><text:tab/>Jun 2018 – Jan 2022</text:p>
      <text:list text:style-name="LFO1" text:continue-numbering="true">
        <text:list-item>
          <text:p text:style-name="P8">Translated conceptual ideas into captivating 3D assets and characters for advertising campaigns and explainer videos, enhancing brand visibility and market presence.</text:p>
        </text:list-item>
        <text:list-item>
          <text:p text:style-name="P9">Worked closely with the creative director to understand client requirements and deliver visually compelling 3D assets for digital media.</text:p>
        </text:list-item>
      </text:list>
      <text:p text:style-name="Standard"/>
      <text:p text:style-name="Standard"/>
      <text:p text:style-name="Standard">3D Generalist | Seyenapse | Singapore |<text:s/><text:tab/><text:tab/><text:tab/><text:tab/><text:tab/><text:tab/>May 2017 – Aug 2018</text:p>
      <text:list text:style-name="LFO1" text:continue-numbering="true">
        <text:list-item>
          <text:p text:style-name="P10">Created 3D models and assets for an immersive VR game experience, contributing to the oveerall visual aesthetics.</text:p>
        </text:list-item>
        <text:list-item>
          <text:p text:style-name="P11">Demonstrated expertise in rigging and animating 3d models for performance fidelity within the constraints of VR platform.</text:p>
        </text:list-item>
      </text:list>
      <text:p text:style-name="Standard"/>
      <text:p text:style-name="Standard"/>
      <text:p text:style-name="Standard"/>
      <text:p text:style-name="Standard"/>
      <text:p text:style-name="Standard">PROJECTS</text:p>
      <text:p text:style-name="Standard"/>
      <text:p text:style-name="Standard">2023<text:tab/><text:tab/><text:tab/>Name of Project</text:p>
      <text:p text:style-name="Standard"><text:tab/><text:tab/><text:tab/>Project description<text:s/><text:tab/><text:tab/></text:p>
      <text:p text:style-name="Standard"><text:tab/><text:tab/><text:tab/>(Link to webpage)</text:p>
      <text:p text:style-name="Standard"/>
      <text:p text:style-name="Standard">2023<text:tab/><text:tab/><text:tab/>Name of Project</text:p>
      <text:p text:style-name="Standard"><text:tab/><text:tab/><text:tab/>Project description<text:s/><text:tab/><text:tab/></text:p>
      <text:p text:style-name="Standard"><text:tab/><text:tab/><text:tab/>(Link to webpage)</text:p>
      <text:p text:style-name="Standard"/>
      <text:p text:style-name="Standard">2023<text:tab/><text:tab/><text:tab/>Name of Project</text:p>
      <text:p text:style-name="Standard"><text:tab/><text:tab/><text:tab/>Project description<text:s/><text:tab/><text:tab/></text:p>
      <text:p text:style-name="Standard"><text:tab/><text:tab/><text:tab/>(Link to webpage)</text:p>
      <text:p text:style-name="Standard"/>
      <text:p text:style-name="Standard"/>
      <text:p text:style-name="Standard"/>
      <text:p text:style-name="Standard">SKILLS</text:p>
      <text:p text:style-name="Standard"/>
      <text:p text:style-name="Standard">3D Modeling (Character, Environment and Assets): Proficient in industry-standard software such as Autodesk Maya, Blender, Substance Painter.</text:p>
      <text:p text:style-name="Standard"/>
      <text:p text:style-name="Standard">2D Illustration and Animation: Skilled in using Adobe Creative Suite (Illustrator, After Effects, Photoshop) for 2D artistic work.</text:p>
      <text:p text:style-name="Standard"/>
      <text:p text:style-name="Standard">VR/AR Asset Creation: Experience in developing assets, environments and characters both VR and AR platforms, optimizing for performance and user interaction.</text:p>
      <text:p text:style-name="Standard"/>
      <text:p text:style-name="P12">AR Development: Proficient in crafting augmented reality experiences for Android using Unity, AR Foundation, Vuforia AR SDK, and ARCore XR.</text:p>
      <text:p text:style-name="Standard"/>
      <text:p text:style-name="Standard">Collaboration: Adept at working closely with cross-functional teams to bring creative visions to life.</text:p>
      <text:p text:style-name="Standard"/>
      <text:p text:style-name="Standard">Project Management: Proven ability to manage multiple projects simultaneously, meeting deadlines and<text:s/><text:soft-page-break/>maintaining high-quality standards.</text:p>
      <text:p text:style-name="Standard"/>
      <text:p text:style-name="Standard"/>
      <text:p text:style-name="Standard">Portfolio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ughu Aiyewa</meta:initial-creator>
    <dc:creator>Tughu Aiyewa (Student)</dc:creator>
    <meta:creation-date>2023-12-03T21:03:00Z</meta:creation-date>
    <dc:date>2023-12-05T13:32:00Z</dc:date>
    <meta:template xlink:href="Normal" xlink:type="simple"/>
    <meta:editing-cycles>7</meta:editing-cycles>
    <meta:editing-duration>PT21960S</meta:editing-duration>
    <meta:document-statistic meta:page-count="3" meta:paragraph-count="7" meta:word-count="533" meta:character-count="3569" meta:row-count="25" meta:non-whitespace-character-count="3043"/>
  </office:meta>
</office:document-meta>
</file>